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46000002E037F668955874E59A.jpg" manifest:media-type="image/jpeg"/>
  <manifest:file-entry manifest:full-path="Pictures/1000020100000208000002432F02303B6C6BE498.png" manifest:media-type="image/png"/>
  <manifest:file-entry manifest:full-path="Pictures/100000000000010E000002F25D6A75BED0711A1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4.35cm" fo:min-width="2.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7.15cm" fo:min-width="1.6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7.15cm" fo:min-width="2.898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2.9cm"/>
    </style:style>
    <style:style style:name="gr6" style:family="graphic" style:parent-style-name="objectwithoutfill">
      <style:graphic-properties svg:stroke-width="0.1cm" svg:stroke-color="#999999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ed1c24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ed1c24" draw:fill="solid" draw:fill-color="#ed1c24" draw:textarea-horizontal-align="justify" draw:textarea-vertical-align="middle" draw:auto-grow-height="false" fo:min-height="0.034cm" fo:min-width="0cm"/>
    </style:style>
    <style:style style:name="gr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ed1c24" draw:fill="solid" draw:fill-color="#999999" draw:textarea-horizontal-align="justify" draw:textarea-vertical-align="middle" draw:auto-grow-height="false" fo:min-height="0.034cm" fo:min-width="0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0.9cm"/>
    </style:style>
    <style:style style:name="gr12" style:family="graphic" style:parent-style-name="objectwithoutfill">
      <style:graphic-properties svg:stroke-width="0.1cm" svg:stroke-color="#e3d200" draw:marker-start-width="0.5cm" draw:marker-end-width="0.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72bf44" draw:marker-start-width="0.5cm" draw:marker-end-width="0.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21409a" draw:marker-start-width="0.5cm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ed1c24" draw:fill="solid" draw:fill-color="#000000" draw:textarea-horizontal-align="justify" draw:textarea-vertical-align="middle" draw:auto-grow-height="false" fo:min-height="0.034cm" fo:min-width="0cm"/>
    </style:style>
    <style:style style:name="gr16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ed1c24"/>
      <style:paragraph-properties fo:text-align="center"/>
    </style:style>
    <style:style style:name="P5" style:family="paragraph">
      <loext:graphic-properties draw:fill="solid" draw:fill-color="#999999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7.824cm" svg:height="8.712cm" svg:x="4.376cm" svg:y="5.7cm">
          <draw:image xlink:href="Pictures/1000020100000208000002432F02303B6C6BE498.png" xlink:type="simple" xlink:show="embed" xlink:actuate="onLoad">
            <text:p/>
          </draw:image>
        </draw:frame>
        <draw:frame draw:style-name="gr1" draw:text-style-name="P1" draw:layer="layout" svg:width="3cm" svg:height="8.378cm" svg:x="18.4cm" svg:y="5.322cm">
          <draw:image xlink:href="Pictures/100000000000010E000002F25D6A75BED0711A1A.jpg" xlink:type="simple" xlink:show="embed" xlink:actuate="onLoad">
            <text:p/>
          </draw:image>
        </draw:frame>
        <draw:custom-shape draw:style-name="gr2" draw:text-style-name="P2" draw:layer="layout" svg:width="3cm" svg:height="4.6cm" svg:x="8cm" svg:y="8cm">
          <text:p text:style-name="P1">MCLR</text:p>
          <text:p text:style-name="P1">Vdd</text:p>
          <text:p text:style-name="P1">GND</text:p>
          <text:p text:style-name="P1">ICSPDAT</text:p>
          <text:p text:style-name="P1">ICSPCLK</text:p>
          <text:p text:style-name="P1">LVP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cm" svg:height="7.4cm" svg:x="16.5cm" svg:y="5.8cm">
          <text:p text:style-name="P1">Vdd<text:line-break/>RA5<text:line-break/>RA4<text:line-break/>MCLR<text:line-break/>RC5<text:line-break/>RC4<text:line-break/>RC3</text:p>
          <text:p text:style-name="P1">RC6</text:p>
          <text:p text:style-name="P1">RC7</text:p>
          <text:p text:style-name="P1">RB7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398cm" svg:height="7.4cm" svg:x="21.102cm" svg:y="5.8cm">
          <text:p text:style-name="P1">Vss(GND)</text:p>
          <text:p text:style-name="P1">ICSPDAT</text:p>
          <text:p text:style-name="P1">ICSPCLK</text:p>
          <text:p text:style-name="P1">RA2<text:line-break/>RC0</text:p>
          <text:p text:style-name="P1">RC1<text:line-break/>RC2</text:p>
          <text:p text:style-name="P1">RB4</text:p>
          <text:p text:style-name="P1">RB5</text:p>
          <text:p text:style-name="P1">RB6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4cm" svg:height="2.4cm" svg:x="7.7cm" svg:y="16.8cm">
          <text:p text:style-name="P1">1.8 ~ 5.5V</text:p>
          <text:p text:style-name="P1"/>
          <text:p text:style-name="P1">GND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1.4cm" svg:y1="8.4cm" svg:x2="16.5cm" svg:y2="8.4cm">
          <text:p/>
        </draw:line>
        <draw:line draw:style-name="gr7" draw:text-style-name="P3" draw:layer="layout" svg:x1="11.4cm" svg:y1="9.2cm" svg:x2="14.4cm" svg:y2="9.2cm">
          <text:p text:style-name="P1"/>
        </draw:line>
        <draw:line draw:style-name="gr7" draw:text-style-name="P3" draw:layer="layout" svg:x1="14.4cm" svg:y1="17.4cm" svg:x2="14.4cm" svg:y2="6.2cm">
          <text:p/>
        </draw:line>
        <draw:line draw:style-name="gr7" draw:text-style-name="P3" draw:layer="layout" svg:x1="11.1cm" svg:y1="17.4cm" svg:x2="14.4cm" svg:y2="17.4cm">
          <text:p/>
        </draw:line>
        <draw:line draw:style-name="gr7" draw:text-style-name="P3" draw:layer="layout" svg:x1="14.4cm" svg:y1="6.2cm" svg:x2="16.5cm" svg:y2="6.2cm">
          <text:p/>
        </draw:line>
        <draw:custom-shape draw:style-name="gr8" draw:text-style-name="P4" draw:layer="layout" svg:width="0.4cm" svg:height="0.4cm" svg:x="14.2cm" svg:y="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3" draw:layer="layout" svg:x1="11.1cm" svg:y1="18.6cm" svg:x2="25cm" svg:y2="18.6cm">
          <text:p/>
        </draw:line>
        <draw:line draw:style-name="gr9" draw:text-style-name="P3" draw:layer="layout" svg:x1="25cm" svg:y1="6.4cm" svg:x2="25cm" svg:y2="18.6cm">
          <text:p/>
        </draw:line>
        <draw:line draw:style-name="gr9" draw:text-style-name="P3" draw:layer="layout" svg:x1="24.5cm" svg:y1="6.4cm" svg:x2="25cm" svg:y2="6.4cm">
          <text:p/>
        </draw:line>
        <draw:line draw:style-name="gr9" draw:text-style-name="P3" draw:layer="layout" svg:x1="13.7cm" svg:y1="10cm" svg:x2="13.7cm" svg:y2="18.6cm">
          <text:p/>
        </draw:line>
        <draw:line draw:style-name="gr9" draw:text-style-name="P3" draw:layer="layout" svg:x1="11.4cm" svg:y1="10cm" svg:x2="13.7cm" svg:y2="10cm">
          <text:p/>
        </draw:line>
        <draw:custom-shape draw:style-name="gr8" draw:text-style-name="P4" draw:layer="layout" svg:width="0.4cm" svg:height="0.4cm" svg:x="15.201cm" svg:y="6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5" draw:layer="layout" svg:width="0.4cm" svg:height="0.4cm" svg:x="15.202cm" svg:y="8.2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3" draw:layer="layout" svg:x1="15.4cm" svg:y1="7.4cm" svg:x2="15.4cm" svg:y2="8.4cm">
          <text:p/>
        </draw:line>
        <draw:line draw:style-name="gr7" draw:text-style-name="P3" draw:layer="layout" svg:x1="15.4cm" svg:y1="7.2cm" svg:x2="15.4cm" svg:y2="6.2cm">
          <text:p/>
        </draw:line>
        <draw:custom-shape draw:style-name="gr11" draw:text-style-name="P2" draw:layer="layout" svg:width="1.4cm" svg:height="0.8cm" draw:transform="rotate (-1.5707963267949) translate (15.8cm 6.6cm)">
          <text:p text:style-name="P1">10k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1.4cm" svg:y1="10.7cm" svg:x2="12.2cm" svg:y2="10.7cm">
          <text:p/>
        </draw:line>
        <draw:line draw:style-name="gr13" draw:text-style-name="P3" draw:layer="layout" svg:x1="11.4cm" svg:y1="11.4cm" svg:x2="12.9cm" svg:y2="11.4cm">
          <text:p/>
        </draw:line>
        <draw:line draw:style-name="gr12" draw:text-style-name="P3" draw:layer="layout" svg:x1="12.2cm" svg:y1="4.2cm" svg:x2="12.2cm" svg:y2="10.7cm">
          <text:p/>
        </draw:line>
        <draw:line draw:style-name="gr13" draw:text-style-name="P3" draw:layer="layout" svg:x1="12.9cm" svg:y1="4.8cm" svg:x2="12.9cm" svg:y2="11.4cm">
          <text:p/>
        </draw:line>
        <draw:line draw:style-name="gr13" draw:text-style-name="P3" draw:layer="layout" svg:x1="12.9cm" svg:y1="4.8cm" svg:x2="26.6cm" svg:y2="4.8cm">
          <text:p/>
        </draw:line>
        <draw:line draw:style-name="gr12" draw:text-style-name="P3" draw:layer="layout" svg:x1="12.2cm" svg:y1="4.2cm" svg:x2="25.8cm" svg:y2="4.2cm">
          <text:p/>
        </draw:line>
        <draw:line draw:style-name="gr12" draw:text-style-name="P3" draw:layer="layout" svg:x1="25.8cm" svg:y1="7cm" svg:x2="25.8cm" svg:y2="4.2cm">
          <text:p/>
        </draw:line>
        <draw:line draw:style-name="gr12" draw:text-style-name="P3" draw:layer="layout" svg:x1="25.8cm" svg:y1="7cm" svg:x2="24.5cm" svg:y2="7cm">
          <text:p/>
        </draw:line>
        <draw:line draw:style-name="gr13" draw:text-style-name="P3" draw:layer="layout" svg:x1="26.6cm" svg:y1="7.6cm" svg:x2="26.6cm" svg:y2="4.8cm">
          <text:p/>
        </draw:line>
        <draw:line draw:style-name="gr13" draw:text-style-name="P3" draw:layer="layout" svg:x1="26.6cm" svg:y1="7.6cm" svg:x2="24.5cm" svg:y2="7.6cm">
          <text:p/>
        </draw:line>
        <draw:frame draw:style-name="gr1" draw:text-style-name="P1" draw:layer="layout" svg:width="1.663cm" svg:height="3.755cm" svg:x="17.137cm" svg:y="14.1cm">
          <draw:image xlink:href="Pictures/1000000000000146000002E037F668955874E59A.jpg" xlink:type="simple" xlink:show="embed" xlink:actuate="onLoad">
            <text:p/>
          </draw:image>
        </draw:frame>
        <draw:line draw:style-name="gr14" draw:text-style-name="P3" draw:layer="layout" svg:x1="15.2cm" svg:y1="12.7cm" svg:x2="16.5cm" svg:y2="12.7cm">
          <text:p/>
        </draw:line>
        <draw:line draw:style-name="gr14" draw:text-style-name="P3" draw:layer="layout" svg:x1="15.2cm" svg:y1="12.7cm" svg:x2="15.2cm" svg:y2="17.4cm">
          <text:p/>
        </draw:line>
        <draw:line draw:style-name="gr14" draw:text-style-name="P3" draw:layer="layout" svg:x1="17.6cm" svg:y1="17.4cm" svg:x2="15.2cm" svg:y2="17.4cm">
          <text:p/>
        </draw:line>
        <draw:custom-shape draw:style-name="gr15" draw:text-style-name="P6" draw:layer="layout" svg:width="0.4cm" svg:height="0.4cm" svg:x="21.803cm" svg:y="18.4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3" draw:layer="layout" svg:x1="22cm" svg:y1="17.5cm" svg:x2="22cm" svg:y2="18.6cm">
          <text:p/>
        </draw:line>
        <draw:line draw:style-name="gr9" draw:text-style-name="P3" draw:layer="layout" svg:x1="22cm" svg:y1="17.5cm" svg:x2="18.2cm" svg:y2="17.5cm">
          <text:p/>
        </draw:line>
        <draw:custom-shape draw:style-name="gr11" draw:text-style-name="P2" draw:layer="layout" svg:width="1.4cm" svg:height="0.8cm" svg:x="19.6cm" svg:y="17.1cm">
          <text:p text:style-name="P1">1k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3.365cm"/>
    </style:style>
    <style:style style:name="Mpr3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4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4T13:30:56.060155921</meta:creation-date>
    <dc:date>2017-12-24T15:30:10.783837329</dc:date>
    <meta:editing-duration>PT47M52S</meta:editing-duration>
    <meta:editing-cycles>4</meta:editing-cycles>
    <meta:generator>LibreOffice/5.4.2.2$Linux_X86_64 LibreOffice_project/40m0$Build-2</meta:generator>
    <meta:document-statistic meta:object-count="63"/>
  </office:meta>
</office:document-meta>
</file>